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3muj7ybcrz6gnlrr4nopefo33eipoeptttllr2qbyddtvd5lad.onion/" office:name=""><text:span text:style-name="Definition">http://thgtoa3muj7ybcrz6gnlrr4nopefo33eipoeptttllr2qbyddtvd5la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29Z</meta:creation-date>
    <dc:date>2023-08-23T13:18:29Z</dc:date>
  </office:meta>
</office:document-meta>
</file>